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nux Biolinum" svg:font-family="'Linux Biolinum'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663399" draw:textarea-horizontal-align="justify" draw:textarea-vertical-align="middle" draw:auto-grow-height="false" fo:min-height="0.868cm" fo:min-width="2.795cm"/>
    </style:style>
    <style:style style:name="gr2" style:family="graphic" style:parent-style-name="standard">
      <style:graphic-properties draw:stroke="none" draw:fill-color="#cc6699" draw:textarea-horizontal-align="justify" draw:textarea-vertical-align="middle" draw:auto-grow-height="false" fo:min-height="0.868cm" fo:min-width="0cm"/>
    </style:style>
    <style:style style:name="gr3" style:family="graphic" style:parent-style-name="standard">
      <style:graphic-properties draw:stroke="none" draw:fill-color="#cc6699" draw:textarea-horizontal-align="justify" draw:textarea-vertical-align="middle" draw:auto-grow-height="false" fo:min-height="0.868cm" fo:min-width="2.92cm"/>
    </style:style>
    <style:style style:name="gr4" style:family="graphic" style:parent-style-name="objectwithoutfill">
      <style:graphic-properties svg:stroke-width="0.081cm" svg:stroke-color="#c9211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draw:textarea-horizontal-align="justify" draw:textarea-vertical-align="middle" draw:auto-grow-height="false" fo:min-height="0.868cm" fo:min-width="2.92cm"/>
    </style:style>
    <style:style style:name="gr6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fo:min-height="0.552cm"/>
      <style:paragraph-properties style:writing-mode="lr-tb"/>
    </style:style>
    <style:style style:name="gr10" style:family="graphic" style:parent-style-name="objectwithoutfill">
      <style:graphic-properties svg:stroke-width="0.081cm" svg:stroke-color="#3333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6600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P1" style:family="paragraph">
      <loext:graphic-properties draw:fill-color="#663399"/>
      <style:paragraph-properties fo:text-align="center"/>
      <style:text-properties style:use-window-font-color="true" loext:opacity="0%"/>
    </style:style>
    <style:style style:name="P2" style:family="paragraph">
      <loext:graphic-properties draw:fill-color="#cc6699"/>
      <style:paragraph-properties fo:text-align="center"/>
      <style:text-properties style:use-window-font-color="true" loext:opacity="0%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3333ff" loext:opacity="100%"/>
    </style:style>
    <style:style style:name="P6" style:family="paragraph">
      <style:paragraph-properties fo:margin-top="0.203cm" fo:margin-bottom="0cm" fo:text-align="center"/>
      <style:text-properties fo:color="#3333ff" loext:opacity="100%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3333ff" loext:opacity="100%" style:font-name="Arial" fo:font-size="13pt" style:font-size-asian="13pt" style:font-size-complex="13pt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style:paragraph-properties fo:text-align="center"/>
      <style:text-properties fo:color="#c9211e" loext:opacity="100%"/>
    </style:style>
    <style:style style:name="P10" style:family="paragraph">
      <style:paragraph-properties fo:margin-top="0.203cm" fo:margin-bottom="0cm" fo:text-align="center"/>
      <style:text-properties fo:color="#c9211e" loext:opacity="100%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c9211e" loext:opacity="100%" style:font-name="Arial" fo:font-size="13pt" style:font-size-asian="13pt" style:font-size-complex="13pt"/>
    </style:style>
    <style:style style:name="P12" style:family="paragraph">
      <style:paragraph-properties fo:text-align="center"/>
      <style:text-properties fo:color="#6600ff" loext:opacity="100%"/>
    </style:style>
    <style:style style:name="P13" style:family="paragraph">
      <style:paragraph-properties fo:margin-top="0.203cm" fo:margin-bottom="0cm" fo:text-align="center"/>
      <style:text-properties fo:color="#6600ff" loext:opacity="100%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6600ff" loext:opacity="100%" style:font-name="Arial" fo:font-size="13pt" style:font-size-asian="13pt" style:font-size-complex="13pt"/>
    </style:style>
    <style:style style:name="T1" style:family="text">
      <style:text-properties style:font-name="Arial" fo:font-size="11pt" style:font-name-asian="Arial1" style:font-size-asian="11pt" style:font-name-complex="Arial1" style:font-size-complex="11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6600ff" loext:opacity="100%" style:font-name="Arial" fo:font-size="11pt" style:font-name-asian="Arial1" style:font-size-asian="11pt" style:font-name-complex="Arial1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295cm" svg:height="1.118cm" svg:x="7.961cm" svg:y="2.5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74cm" svg:height="1.118cm" svg:x="7.663cm" svg:y="2.5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2cm" svg:height="1.118cm" svg:x="0.868cm" svg:y="2.545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925cm" svg:y1="4.112cm" svg:x2="7.679cm" svg:y2="4.112cm">
          <text:p/>
        </draw:line>
        <draw:custom-shape draw:style-name="gr5" draw:text-style-name="P4" draw:layer="layout" svg:width="3.42cm" svg:height="1.118cm" svg:x="4.267cm" svg:y="2.545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0.338cm" svg:y1="3.674cm" svg:x2="12.126cm" svg:y2="3.674cm">
          <text:p/>
        </draw:line>
        <draw:frame draw:style-name="gr7" draw:text-style-name="P7" draw:layer="layout" svg:width="3.47cm" svg:height="1.75cm" svg:x="4.311cm" svg:y="4.252cm">
          <draw:text-box>
            <text:p text:style-name="P5"><text:span text:style-name="T1">199 μs</text:span></text:p>
            <text:p text:style-name="P6"><text:span text:style-name="T1">One event with </text:span></text:p>
            <text:p text:style-name="P5"><text:span text:style-name="T1">E &gt; 0.7 MeV</text:span></text:p>
          </draw:text-box>
        </draw:frame>
        <draw:polyline draw:style-name="gr4" draw:text-style-name="P3" draw:layer="layout" svg:width="0.238cm" svg:height="3.41cm" draw:transform="rotate (1.5707963267949) translate (0.908cm 4.11cm)" svg:viewBox="0 0 239 3411" draw:points="0,3411 0,0 239,0">
          <text:p/>
        </draw:polyline>
        <draw:line draw:style-name="gr8" draw:text-style-name="P3" draw:layer="layout" svg:x1="7.946cm" svg:y1="3.665cm" svg:x2="7.946cm" svg:y2="1.149cm">
          <text:p/>
        </draw:line>
        <draw:frame draw:style-name="gr9" draw:text-style-name="P8" draw:layer="layout" svg:width="2.8cm" svg:height="0.802cm" svg:x="6.59cm" svg:y="0.158cm">
          <draw:text-box>
            <text:p text:style-name="P4"><text:span text:style-name="T2">Delayed</text:span></text:p>
          </draw:text-box>
        </draw:frame>
        <draw:line draw:style-name="gr8" draw:text-style-name="P3" draw:layer="layout" svg:x1="4.646cm" svg:y1="3.665cm" svg:x2="4.646cm" svg:y2="1.149cm">
          <text:p/>
        </draw:line>
        <draw:frame draw:style-name="gr9" draw:text-style-name="P8" draw:layer="layout" svg:width="2.8cm" svg:height="0.802cm" svg:x="3.29cm" svg:y="0.158cm">
          <draw:text-box>
            <text:p text:style-name="P4"><text:span text:style-name="T2">Prompt</text:span></text:p>
          </draw:text-box>
        </draw:frame>
        <draw:line draw:style-name="gr10" draw:text-style-name="P3" draw:layer="layout" svg:x1="4.284cm" svg:y1="4.111cm" svg:x2="7.675cm" svg:y2="4.111cm">
          <text:p/>
        </draw:line>
        <draw:line draw:style-name="gr8" draw:text-style-name="P3" draw:layer="layout" svg:x1="4.28cm" svg:y1="4.15cm" svg:x2="4.28cm" svg:y2="3.879cm">
          <text:p/>
        </draw:line>
        <draw:line draw:style-name="gr11" draw:text-style-name="P3" draw:layer="layout" svg:x1="9.456cm" svg:y1="4.111cm" svg:x2="7.934cm" svg:y2="4.111cm">
          <text:p/>
        </draw:line>
        <draw:polyline draw:style-name="gr11" draw:text-style-name="P3" draw:layer="layout" svg:width="0.238cm" svg:height="2.387cm" draw:transform="rotate (-1.5707963267949) translate (11.231cm 3.873cm)" svg:viewBox="0 0 239 2388" draw:points="239,2388 239,0 0,0">
          <text:p/>
        </draw:polyline>
        <draw:frame draw:style-name="gr7" draw:text-style-name="P11" draw:layer="layout" svg:width="3.47cm" svg:height="1.75cm" svg:x="0.811cm" svg:y="4.252cm">
          <draw:text-box>
            <text:p text:style-name="P9"><text:span text:style-name="T1">200 μs</text:span></text:p>
            <text:p text:style-name="P10"><text:span text:style-name="T1">No events with </text:span></text:p>
            <text:p text:style-name="P9"><text:span text:style-name="T1">E &gt; 0.7 MeV</text:span></text:p>
          </draw:text-box>
        </draw:frame>
        <draw:line draw:style-name="gr4" draw:text-style-name="P3" draw:layer="layout" svg:x1="7.68cm" svg:y1="4.151cm" svg:x2="7.68cm" svg:y2="3.88cm">
          <text:p/>
        </draw:line>
        <draw:frame draw:style-name="gr7" draw:text-style-name="P14" draw:layer="layout" svg:width="3.47cm" svg:height="1.75cm" svg:x="7.811cm" svg:y="4.252cm">
          <draw:text-box>
            <text:p text:style-name="P12"><text:span text:style-name="T3">200 μs</text:span></text:p>
            <text:p text:style-name="P13"><text:span text:style-name="T3">No events with </text:span></text:p>
            <text:p text:style-name="P12"><text:span text:style-name="T3">E &gt; 6 MeV</text:span></text:p>
          </draw:text-box>
        </draw:frame>
        <draw:frame draw:style-name="gr12" draw:text-style-name="P11" draw:layer="layout" svg:width="1.27cm" svg:height="0.683cm" svg:x="7.114cm" svg:y="4.252cm">
          <draw:text-box>
            <text:p text:style-name="P9"><text:span text:style-name="T1">1 μs</text:span></text:p>
          </draw:text-box>
        </draw:frame>
        <draw:line draw:style-name="gr4" draw:text-style-name="P3" draw:layer="layout" svg:x1="7.902cm" svg:y1="4.152cm" svg:x2="7.902cm" svg:y2="3.88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nux Biolinum" svg:font-family="'Linux Biolinum'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.7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3T17:02:33.346107689</meta:creation-date>
    <dc:date>2021-11-07T19:56:14.247445616</dc:date>
    <meta:editing-duration>PT1H1M57S</meta:editing-duration>
    <meta:editing-cycles>16</meta:editing-cycles>
    <meta:generator>LibreOffice/7.2.2.2$Linux_X86_64 LibreOffice_project/20$Build-2</meta:generator>
    <meta:document-statistic meta:object-count="21"/>
  </office:meta>
</office:document-meta>
</file>